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7917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7222in"/>
    </style:style>
    <style:style style:name="Table1.C" style:family="table-column">
      <style:table-column-properties style:column-width="0.5271in"/>
    </style:style>
    <style:style style:name="Table1.D" style:family="table-column">
      <style:table-column-properties style:column-width="0.1792in"/>
    </style:style>
    <style:style style:name="Table1.E" style:family="table-column">
      <style:table-column-properties style:column-width="0.3694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1.812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5201in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(),date=True)&gt;">&lt;formatLang(date_report(),date=True)&gt;</text:text-input></text:span></text:p>
      <text:p text:style-name="P1"/>
      <text:p text:style-name="Standard"/>
      <text:p text:style-name="P1">Document original à conserver par la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Table_20_Contents"><text:text-input text:description="&lt;o.partner_id.fullname&gt;">Fullname customer</text:text-input> Né le :<text:text-input text:description="&lt;formatLang(o.partner_id.dob,date=True)&gt;">dob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ET MON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line.sph_od&gt;">sph_od</text:text-input></text:p>
          </table:table-cell>
          <table:table-cell table:style-name="Table1.C10" office:value-type="string">
            <text:p text:style-name="Table_20_Contents">(<text:text-input text:description="&lt;line.cyl_od&gt;">cyl_od</text:text-input>)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6"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line.sph_os&gt;">sph_os</text:text-input></text:p>
          </table:table-cell>
          <table:table-cell table:style-name="Table1.C11" office:value-type="string">
            <text:p text:style-name="Table_20_Contents">(<text:text-input text:description="&lt;line.cyl_os&gt;">cyl_os</text:text-input>)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6"><text:text-input text:description="&lt;line.axis_os&gt;">axis.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o.user_id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1-05T18:23:40</dc:date>
    <meta:editing-duration>PT3H29M18S</meta:editing-duration>
    <meta:editing-cycles>84</meta:editing-cycles>
    <meta:generator>LibreOffice/3.5$Linux_X86_64 LibreOffice_project/350m1$Build-2</meta:generator>
    <meta:document-statistic meta:table-count="1" meta:image-count="0" meta:object-count="0" meta:page-count="1" meta:paragraph-count="27" meta:word-count="70" meta:character-count="424" meta:non-whitespace-character-count="381"/>
  </office:meta>
</office:document-meta>
</file>